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RadioTag.setOnselect( String on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DisabledClass( String disabl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EnabledClass( String enabl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electOneRadioTag.setProperties( UIComponent compon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SelectOneRadio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Layout( String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Immediate( String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Border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